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color="#999999" fo:font-size="14pt" style:font-size-asian="14pt" style:font-size-complex="14pt"/>
    </style:style>
    <style:style style:name="T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7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[ Feedback for Project Name ]</text:span><text:span text:style-name="T2"> - 10/13/2015</text:span></text:p>
      <text:p text:style-name="P1"><text:s/></text:p>
      <text:p text:style-name="P1"><text:span text:style-name="T3">Research Objectives / Introduction</text:span></text:p>
      <text:p text:style-name="P1">We wanted to get your feedback on … <text:s/>and understand <text:s/>… <text:s/>about <text:s/>…</text:p>
      <text:p text:style-name="P1">1.</text:p>
      <text:p text:style-name="P1">2.</text:p>
      <text:p text:style-name="P1">3.</text:p>
      <text:p text:style-name="P1"/>
      <text:p text:style-name="P1"><text:span text:style-name="T4">Link / URL if applicable:</text:span></text:p>
      <text:p text:style-name="P1"/>
      <text:p text:style-name="P1"/>
      <text:p text:style-name="P1"/>
      <text:p text:style-name="P1"/>
      <text:p text:style-name="P1"><text:span text:style-name="T3">A) <text:s/>[ Target Segment / Persona ]</text:span></text:p>
      <text:p text:style-name="P1"/>
      <text:p text:style-name="P1"/>
      <text:p text:style-name="P1"/>
      <text:p text:style-name="P1"/>
      <text:p text:style-name="P1"><text:span text:style-name="T3">B) <text:s/>Participant Background <text:s/></text:span><text:span text:style-name="T5">(5 minutes)</text:span></text:p>
      <text:list xml:id="list8760096308686252952" text:style-name="WWNum2">
        <text:list-item>
          <text:p text:style-name="P3">Tell us a little about yourself. <text:s/>What you do? <text:s/>For how long?</text:p>
        </text:list-item>
        <text:list-item>
          <text:p text:style-name="P3"><text:span text:style-name="T6"><text:s/></text:span>Typical responsibilities? <text:s/>Types of projects you work on?</text:p>
        </text:list-item>
        <text:list-item>
          <text:p text:style-name="P3"><text:span text:style-name="T6"><text:s/></text:span>Are there any tools or software that you use frequently in your day-to-day job?</text:p>
        </text:list-item>
      </text:list>
      <text:p text:style-name="P1"><text:s/></text:p>
      <text:p text:style-name="P1"/>
      <text:p text:style-name="P1"/>
      <text:p text:style-name="P1"><text:span text:style-name="T3">C) <text:s/>[ Feedback / Area of Focus 1 ] <text:s/></text:span><text:span text:style-name="T5">(10 minutes)</text:span></text:p>
      <text:p text:style-name="P1"><text:s/></text:p>
      <text:list xml:id="list5879604221935034858" text:style-name="WWNum3"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><text:span text:style-name="T6"><text:tab/></text:span></text:p>
        </text:list-item>
      </text:list>
      <text:p text:style-name="P1"><text:span text:style-name="T7"><text:s/></text:span></text:p>
      <text:p text:style-name="P1"/>
      <text:p text:style-name="P1"/>
      <text:p text:style-name="P1"><text:span text:style-name="T3">D) <text:s/>[ Area of Focus 2 ] <text:s/></text:span><text:span text:style-name="T5">(10 minutes)</text:span></text:p>
      <text:p text:style-name="P1"/>
      <text:list xml:id="list1427488914785189580" text:style-name="WWNum1">
        <text:list-item>
          <text:p text:style-name="P5"/>
        </text:list-item>
        <text:list-item>
          <text:p text:style-name="P5"/>
        </text:list-item>
        <text:list-item>
          <text:p text:style-name="P5"/>
        </text:list-item>
      </text:list>
      <text:p text:style-name="P1"><text:span text:style-name="T7"><text:s/></text:span></text:p>
      <text:p text:style-name="P1"/>
      <text:p text:style-name="P1"/>
      <text:p text:style-name="P1"><text:span text:style-name="T3">E) <text:s/>Wrap-up <text:s/></text:span><text:span text:style-name="T5">(5 minutes)</text:span></text:p>
      <text:list xml:id="list8891708028212508001" text:style-name="WWNum4">
        <text:list-item>
          <text:p text:style-name="P6"><text:soft-page-break/><text:span text:style-name="T6"><text:s/></text:span>Is there anything else they would like to share? <text:s/>Anything we missed?</text:p>
        </text:list-item>
        <text:list-item>
          <text:p text:style-name="P6">May we follow-up? If so, when would be a good time?</text:p>
        </text:list-item>
        <text:list-item>
          <text:p text:style-name="P6">Thank you for your ti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44" meta:character-count="727" meta:non-whitespace-character-count="588"/>
    <meta:generator>LibreOffice/5.1.1.3$Linux_X86_64 LibreOffice_project/10m0$Build-3</meta:generator>
  </office:meta>
</office:document-meta>
</file>